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gradient" draw:fill-gradient-name="Tango_20_Red" draw:opacity="10%" draw:textarea-vertical-align="middle"/>
    </style:style>
    <style:style style:name="gr2" style:family="graphic" style:parent-style-name="standard">
      <style:graphic-properties svg:stroke-color="#000000" draw:fill-color="#66ff00" draw:opacity="20%" draw:textarea-horizontal-align="justify" draw:textarea-vertical-align="middle" draw:auto-grow-height="false" fo:min-height="7.95cm" fo:min-width="15.8cm"/>
    </style:style>
    <style:style style:name="gr3" style:family="graphic" style:parent-style-name="standard">
      <style:graphic-properties draw:stroke="none" draw:fill="none" fo:min-height="24.95cm"/>
    </style:style>
    <style:style style:name="gr4" style:family="graphic" style:parent-style-name="standard">
      <style:graphic-properties svg:stroke-color="#000000" draw:fill-color="#66ffff" draw:opacity="20%" draw:textarea-horizontal-align="justify" draw:textarea-vertical-align="middle" draw:auto-grow-height="false" fo:min-height="3.25cm" fo:min-width="15.8cm"/>
    </style:style>
    <style:style style:name="gr5" style:family="graphic" style:parent-style-name="standard">
      <style:graphic-properties svg:stroke-color="#000000" draw:fill-color="#ffff00" draw:opacity="20%" draw:textarea-horizontal-align="justify" draw:textarea-vertical-align="middle" draw:auto-grow-height="false" fo:min-height="8.95cm" fo:min-width="15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fo:min-height="24.662cm"/>
    </style:style>
    <style:style style:name="gr8" style:family="graphic" style:parent-style-name="standard">
      <style:graphic-properties svg:stroke-color="#000000" draw:fill-color="#cc9900" draw:opacity="20%" draw:textarea-horizontal-align="justify" draw:textarea-vertical-align="middle" draw:auto-grow-height="false" fo:min-height="14.15cm" fo:min-width="15.8cm"/>
    </style:style>
    <style:style style:name="gr9" style:family="graphic" style:parent-style-name="standard">
      <style:graphic-properties svg:stroke-color="#000000" draw:fill-color="#ff3333" draw:opacity="20%" draw:textarea-horizontal-align="justify" draw:textarea-vertical-align="middle" draw:auto-grow-height="false" fo:min-height="11.25cm" fo:min-width="15.8cm"/>
    </style:style>
    <style:style style:name="P1" style:family="paragraph">
      <loext:graphic-properties draw:fill="gradient" draw:fill-gradient-name="Tango_20_Red" draw:opacity="10%"/>
      <style:paragraph-properties fo:text-align="center"/>
    </style:style>
    <style:style style:name="P2" style:family="paragraph">
      <loext:graphic-properties draw:fill-color="#66ff00" draw:opacity="20%"/>
      <style:paragraph-properties fo:text-align="center"/>
    </style:style>
    <style:style style:name="P3" style:family="paragraph">
      <style:paragraph-properties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4" style:family="paragraph">
      <style:paragraph-properties style:text-autospace="none"/>
      <style:text-properties fo:color="#3f5fbf" style:font-name="Consolas" fo:font-size="10pt" style:font-name-asian="Consolas" style:font-size-asian="10pt" style:font-name-complex="Consolas" style:font-size-complex="10pt"/>
    </style:style>
    <style:style style:name="P5" style:family="paragraph">
      <style:paragraph-properties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6" style:family="paragraph">
      <loext:graphic-properties draw:fill="none"/>
      <style:paragraph-properties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7" style:family="paragraph">
      <loext:graphic-properties draw:fill-color="#66ffff" draw:opacity="20%"/>
      <style:paragraph-properties fo:text-align="center"/>
    </style:style>
    <style:style style:name="P8" style:family="paragraph">
      <loext:graphic-properties draw:fill-color="#ffff00" draw:opacity="20%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cc9900" draw:opacity="20%"/>
      <style:paragraph-properties fo:text-align="center"/>
    </style:style>
    <style:style style:name="P11" style:family="paragraph">
      <loext:graphic-properties draw:fill-color="#ff3333" draw:opacity="20%"/>
      <style:paragraph-properties fo:text-align="center"/>
    </style:style>
    <style:style style:name="T1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2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3" style:family="text">
      <style:text-properties fo:color="#3f5fbf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4" style:family="text">
      <style:text-properties fo:color="#3f5fbf" style:font-name="Consolas" fo:font-size="10pt" style:font-name-asian="Consolas" style:font-size-asian="10pt" style:font-name-complex="Consolas" style:font-size-complex="10pt"/>
    </style:style>
    <style:style style:name="T5" style:family="text">
      <style:text-properties fo:color="#7f9fbf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6" style:family="text">
      <style:text-properties fo:font-variant="normal" fo:text-transform="none" fo:color="#7f0055" style:text-outline="false" style:text-line-through-style="none" style:text-line-through-type="none" style:font-name="Consolas" fo:font-size="10pt" fo:font-style="normal" fo:text-shadow="none" style:text-underline-style="none" fo:font-weight="bold" style:letter-kerning="true" style:font-name-asian="Consolas" style:font-size-asian="10pt" style:font-style-asian="normal" style:font-weight-asian="bold" style:font-name-complex="Consolas" style:font-size-complex="1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Consolas" fo:font-size="10pt" fo:font-style="normal" fo:text-shadow="none" style:text-underline-style="none" style:letter-kerning="true" style:font-name-asian="Consolas" style:font-size-asian="10pt" style:font-style-asian="normal" style:font-name-complex="Consolas" style:font-size-complex="10pt" style:font-style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Consolas" fo:font-size="10pt" fo:font-style="normal" fo:text-shadow="none" style:text-underline-style="none" fo:font-weight="normal" style:letter-kerning="true" style:font-name-asian="Consolas" style:font-size-asian="10pt" style:font-style-asian="normal" style:font-weight-asian="normal" style:font-name-complex="Consola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c0" style:font-name="Consolas" fo:font-size="10pt" style:font-name-asian="Consolas" style:font-size-asian="10pt" style:font-name-complex="Consolas" style:font-size-complex="10pt"/>
    </style:style>
    <style:style style:name="T10" style:family="text"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11.799cm" svg:height="2.699cm" svg:x="1.2cm" svg:y="2.2cm" svg:viewBox="0 0 11800 2700" draw:points="0,0 11800,0 11800,2700 0,2700 0,300 8500,300 8500,100 0,100 100,0">
          <text:p/>
        </draw:polygon>
        <draw:custom-shape draw:style-name="gr2" draw:text-style-name="P2" draw:layer="layout" svg:width="16.3cm" svg:height="8.2cm" svg:x="1.2cm" svg:y="8.4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3.938cm" svg:height="25.2cm" svg:x="1.062cm" svg:y="2.6cm">
          <draw:text-box>
            <text:p text:style-name="P3"><text:span text:style-name="T1">package</text:span><text:span text:style-name="T2"> ch.ne.ceg.infoplus.spike.java.core.model;</text:span></text:p>
            <text:p text:style-name="P3"/>
            <text:p text:style-name="P3"><text:span text:style-name="T1">import</text:span><text:span text:style-name="T2"> java.text.SimpleDateFormat;</text:span></text:p>
            <text:p text:style-name="P3"><text:span text:style-name="T1">import</text:span><text:span text:style-name="T2"> java.util.Date;</text:span></text:p>
            <text:p text:style-name="P3"><text:span text:style-name="T1">import</text:span><text:span text:style-name="T2"> java.util.List;</text:span></text:p>
            <text:p text:style-name="P3"/>
            <text:p text:style-name="P4">/**</text:p>
            <text:p text:style-name="P4"><text:s/>* <text:span text:style-name="T3">Classe</text:span> used to manage students.</text:p>
            <text:p text:style-name="P3"><text:span text:style-name="T4"><text:s/></text:span><text:span text:style-name="T4">* </text:span><text:span text:style-name="T5">@author</text:span><text:span text:style-name="T4"> </text:span><text:span text:style-name="T3">droselli</text:span></text:p>
            <text:p text:style-name="P3"><text:span text:style-name="T4"><text:s/></text:span><text:span text:style-name="T4">* </text:span><text:span text:style-name="T5">@version</text:span><text:span text:style-name="T4"> 1.0</text:span></text:p>
            <text:p text:style-name="P4"><text:s/>* </text:p>
            <text:p text:style-name="P4"><text:s/>*/</text:p>
            <text:p><text:span text:style-name="T1">public</text:span><text:span text:style-name="T2"> </text:span><text:span text:style-name="T1">class</text:span><text:span text:style-name="T2"> Student </text:span><text:span text:style-name="T6">extends</text:span><text:span text:style-name="T7"> Object </text:span><text:span text:style-name="T6">implements</text:span><text:span text:style-name="T8"> Serializable </text:span><text:span text:style-name="T2">{</text:span></text:p>
            <text:p text:style-name="P3"/>
            <text:p text:style-name="P3"><text:span text:style-name="T4">/**</text:span></text:p>
            <text:p text:style-name="P4"><text:s/>* The <text:span text:style-name="T3">firstname</text:span> of the student.</text:p>
            <text:p text:style-name="P4"><text:s/>*/</text:p>
            <text:p text:style-name="P3"><text:span text:style-name="T1">private</text:span><text:span text:style-name="T2"> String </text:span><text:span text:style-name="T9">fristname</text:span><text:span text:style-name="T2">;</text:span></text:p>
            <text:p text:style-name="P3"/>
            <text:p text:style-name="P3"><text:span text:style-name="T4">/**</text:span></text:p>
            <text:p text:style-name="P4"><text:s/>* The <text:span text:style-name="T3">lasname</text:span> of the student.</text:p>
            <text:p text:style-name="P4"><text:s/>*/</text:p>
            <text:p text:style-name="P3"><text:span text:style-name="T1">private</text:span><text:span text:style-name="T2"> String </text:span><text:span text:style-name="T9">lastname</text:span><text:span text:style-name="T2">;</text:span></text:p>
            <text:p text:style-name="P3"/>
            <text:p text:style-name="P3"><text:span text:style-name="T4">/**</text:span></text:p>
            <text:p text:style-name="P4"><text:s/>* The birthday of the student.</text:p>
            <text:p text:style-name="P4"><text:s/>*/</text:p>
            <text:p text:style-name="P3"><text:span text:style-name="T1">private</text:span><text:span text:style-name="T2"> Date </text:span><text:span text:style-name="T9">birthday</text:span><text:span text:style-name="T2">;</text:span></text:p>
            <text:p text:style-name="P3"/>
            <text:p text:style-name="P3"><text:span text:style-name="T4">/**</text:span></text:p>
            <text:p text:style-name="P4"><text:s/>* The <text:span text:style-name="T3">Sclass</text:span> of student</text:p>
            <text:p text:style-name="P4"><text:s/>*/</text:p>
            <text:p text:style-name="P3"><text:span text:style-name="T1">private</text:span><text:span text:style-name="T2"> ScClass </text:span><text:span text:style-name="T9">scClass</text:span><text:span text:style-name="T2">;</text:span></text:p>
            <text:p text:style-name="P3"/>
            <text:p text:style-name="P3"><text:span text:style-name="T4">/**</text:span></text:p>
            <text:p text:style-name="P4"><text:s/>* Constructor.</text:p>
            <text:p text:style-name="P4"><text:s/>*/</text:p>
            <text:p text:style-name="P3"><text:span text:style-name="T1">public</text:span><text:span text:style-name="T2"> Student() {</text:span></text:p>
            <text:p text:style-name="P3"><text:span text:style-name="T1">super</text:span><text:span text:style-name="T2">();</text:span></text:p>
            <text:p text:style-name="P5">}</text:p>
            <text:p text:style-name="P3"/>
            <text:p text:style-name="P3"><text:span text:style-name="T4">/**</text:span></text:p>
            <text:p text:style-name="P4"><text:s/>* Constructor.</text:p>
            <text:p text:style-name="P4"><text:s/>* </text:p>
            <text:p text:style-name="P3"><text:span text:style-name="T4"><text:s/></text:span><text:span text:style-name="T4">* </text:span><text:span text:style-name="T5">@param</text:span><text:span text:style-name="T4"> aFristname </text:span><text:span text:style-name="T3">Le</text:span><text:span text:style-name="T4"> </text:span><text:span text:style-name="T3">prénom</text:span></text:p>
            <text:p text:style-name="P3"><text:span text:style-name="T4"><text:s/></text:span><text:span text:style-name="T4">* </text:span><text:span text:style-name="T5">@param</text:span><text:span text:style-name="T4"> aLastname </text:span><text:span text:style-name="T3">Le</text:span><text:span text:style-name="T4"> </text:span><text:span text:style-name="T3">nom</text:span><text:span text:style-name="T4"> </text:span><text:span text:style-name="T3">de</text:span><text:span text:style-name="T4"> </text:span><text:span text:style-name="T3">famille</text:span></text:p>
            <text:p text:style-name="P3"><text:span text:style-name="T4"><text:s/></text:span><text:span text:style-name="T4">* </text:span><text:span text:style-name="T5">@param</text:span><text:span text:style-name="T4"> aBirthday </text:span><text:span text:style-name="T3">La</text:span><text:span text:style-name="T4"> date </text:span><text:span text:style-name="T3">de</text:span><text:span text:style-name="T4"> </text:span><text:span text:style-name="T3">naissance</text:span></text:p>
            <text:p text:style-name="P4"><text:s/>*/</text:p>
            <text:p text:style-name="P3"><text:span text:style-name="T1">public</text:span><text:span text:style-name="T2"> Student(String aFristname, String aLastname, Date aBirthday) {</text:span></text:p>
            <text:p text:style-name="P3"><text:span text:style-name="T1">super</text:span><text:span text:style-name="T2">();</text:span></text:p>
            <text:p text:style-name="P3"><text:span text:style-name="T9">fristname</text:span><text:span text:style-name="T2"> = aFristname;</text:span></text:p>
            <text:p text:style-name="P3"><text:span text:style-name="T9">lastname</text:span><text:span text:style-name="T2"> = aLastname;</text:span></text:p>
            <text:p text:style-name="P3"><text:span text:style-name="T9">birthday</text:span><text:span text:style-name="T2"> = aBirthday;</text:span></text:p>
            <text:p text:style-name="P5"/>
            <text:p text:style-name="P5">}</text:p>
            <text:p text:style-name="P3"/>
            <text:p text:style-name="P3"><text:span text:style-name="T4"/></text:p>
          </draw:text-box>
        </draw:frame>
        <draw:custom-shape draw:style-name="gr4" draw:text-style-name="P7" draw:layer="layout" svg:width="16.3cm" svg:height="3.5cm" svg:x="1.2cm" svg:y="4.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6.3cm" svg:height="9.2cm" svg:x="1.2cm" svg:y="16.6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5.65cm" svg:height="0.962cm" svg:x="13.6cm" svg:y="2.538cm">
          <draw:text-box>
            <text:p>Package et Import</text:p>
          </draw:text-box>
        </draw:frame>
        <draw:frame draw:style-name="gr6" draw:text-style-name="P9" draw:layer="layout" svg:width="2.085cm" svg:height="0.962cm" svg:x="15.315cm" svg:y="5.738cm">
          <draw:text-box>
            <text:p>Class</text:p>
          </draw:text-box>
        </draw:frame>
        <draw:frame draw:style-name="gr6" draw:text-style-name="P9" draw:layer="layout" svg:width="3.072cm" svg:height="0.962cm" svg:x="14.2cm" svg:y="10.338cm">
          <draw:text-box>
            <text:p>Proprietè</text:p>
          </draw:text-box>
        </draw:frame>
        <draw:frame draw:style-name="gr6" draw:text-style-name="P9" draw:layer="layout" svg:width="3.779cm" svg:height="0.962cm" svg:x="13.6cm" svg:y="17.538cm">
          <draw:text-box>
            <text:p>Constructor</text:p>
          </draw:text-box>
        </draw:frame>
      </draw:page>
      <draw:page draw:name="page2" draw:style-name="dp1" draw:master-page-name="Standard">
        <draw:frame draw:style-name="gr7" draw:text-style-name="P6" draw:layer="layout" svg:width="12.185cm" svg:height="24.912cm" svg:x="2cm" svg:y="2.1cm">
          <draw:text-box>
            <text:p text:style-name="P3"><text:span text:style-name="T4">/**</text:span></text:p>
            <text:p text:style-name="P3"><text:span text:style-name="T4"><text:s/></text:span><text:span text:style-name="T4">* </text:span><text:span text:style-name="T5">@return</text:span><text:span text:style-name="T4"> the </text:span><text:span text:style-name="T3">fristname</text:span></text:p>
            <text:p text:style-name="P4"><text:s/>*/</text:p>
            <text:p text:style-name="P3"><text:span text:style-name="T1">public</text:span><text:span text:style-name="T2"> String getFristname() {</text:span></text:p>
            <text:p text:style-name="P3"><text:span text:style-name="T1">return</text:span><text:span text:style-name="T2"> </text:span><text:span text:style-name="T9">fristname</text:span><text:span text:style-name="T2">;</text:span></text:p>
            <text:p text:style-name="P5">}</text:p>
            <text:p text:style-name="P3"/>
            <text:p text:style-name="P3"><text:span text:style-name="T4">/**</text:span></text:p>
            <text:p text:style-name="P3"><text:span text:style-name="T4"><text:s/></text:span><text:span text:style-name="T4">* </text:span><text:span text:style-name="T5">@param</text:span><text:span text:style-name="T4"> aFristname</text:span></text:p>
            <text:p text:style-name="P4"><text:s/>* <text:s text:c="11"/>the <text:span text:style-name="T3">fristname</text:span> to set</text:p>
            <text:p text:style-name="P4"><text:s/>*/</text:p>
            <text:p text:style-name="P3"><text:span text:style-name="T1">public</text:span><text:span text:style-name="T2"> </text:span><text:span text:style-name="T1">void</text:span><text:span text:style-name="T2"> setFristname(String aFristname) {</text:span></text:p>
            <text:p text:style-name="P3"><text:span text:style-name="T9">fristname</text:span><text:span text:style-name="T2"> = aFristname;</text:span></text:p>
            <text:p text:style-name="P5">}</text:p>
            <text:p text:style-name="P3"/>
            <text:p text:style-name="P5"/>
            <text:p text:style-name="P5"><text:span text:style-name="T10">...</text:span></text:p>
            <text:p text:style-name="P5"/>
            <text:p text:style-name="P5"/>
            <text:p text:style-name="P3"><text:span text:style-name="T4">/**</text:span></text:p>
            <text:p text:style-name="P3"><text:span text:style-name="T4"><text:s/></text:span><text:span text:style-name="T4">* </text:span><text:span text:style-name="T5">@return</text:span><text:span text:style-name="T4"> the scClass</text:span></text:p>
            <text:p text:style-name="P4"><text:s/>*/</text:p>
            <text:p text:style-name="P3"><text:span text:style-name="T1">public</text:span><text:span text:style-name="T2"> ScClass getScClass() {</text:span></text:p>
            <text:p text:style-name="P3"><text:span text:style-name="T1">return</text:span><text:span text:style-name="T2"> </text:span><text:span text:style-name="T9">scClass</text:span><text:span text:style-name="T2">;</text:span></text:p>
            <text:p text:style-name="P5">}</text:p>
            <text:p text:style-name="P3"/>
            <text:p text:style-name="P3"><text:span text:style-name="T4">/**</text:span></text:p>
            <text:p text:style-name="P3"><text:span text:style-name="T4"><text:s/></text:span><text:span text:style-name="T4">* </text:span><text:span text:style-name="T5">@param</text:span><text:span text:style-name="T4"> aScClass</text:span></text:p>
            <text:p text:style-name="P4"><text:s/>* <text:s text:c="11"/>the scClass to set</text:p>
            <text:p text:style-name="P4"><text:s/>*/</text:p>
            <text:p text:style-name="P3"><text:span text:style-name="T1">public</text:span><text:span text:style-name="T2"> </text:span><text:span text:style-name="T1">void</text:span><text:span text:style-name="T2"> setScClass(ScClass aScClass) {</text:span></text:p>
            <text:p text:style-name="P3"><text:span text:style-name="T9">scClass</text:span><text:span text:style-name="T2"> = aScClass;</text:span></text:p>
            <text:p text:style-name="P5">}</text:p>
            <text:p text:style-name="P3"/>
            <text:p text:style-name="P3"><text:span text:style-name="T4">/**</text:span></text:p>
            <text:p text:style-name="P4"><text:s/>* Compute the grade of the student.</text:p>
            <text:p text:style-name="P4"><text:s/>* </text:p>
            <text:p text:style-name="P3"><text:span text:style-name="T4"><text:s/></text:span><text:span text:style-name="T4">* </text:span><text:span text:style-name="T5">@param</text:span><text:span text:style-name="T4"> aYear Year of the birthday of the student.</text:span></text:p>
            <text:p text:style-name="P3"><text:span text:style-name="T4"><text:s/></text:span><text:span text:style-name="T4">* </text:span><text:span text:style-name="T5">@return</text:span><text:span text:style-name="T4"> The grade of the ScClass</text:span></text:p>
            <text:p text:style-name="P3"><text:span text:style-name="T4"><text:s/></text:span><text:span text:style-name="T4">* </text:span><text:span text:style-name="T5">@throws</text:span><text:span text:style-name="T4"> Exception Throw Exception if </text:span><text:span text:style-name="T3">invalide</text:span><text:span text:style-name="T4"> year.</text:span></text:p>
            <text:p text:style-name="P4"><text:s/>*/</text:p>
            <text:p text:style-name="P3"><text:span text:style-name="T1">public</text:span><text:span text:style-name="T2"> </text:span><text:span text:style-name="T1">static</text:span><text:span text:style-name="T2"> </text:span><text:span text:style-name="T1">int</text:span><text:span text:style-name="T2"> computeGrade(</text:span><text:span text:style-name="T1">int</text:span><text:span text:style-name="T2"> aYear) </text:span><text:span text:style-name="T1">throws</text:span><text:span text:style-name="T2"> Exception {</text:span></text:p>
            <text:p text:style-name="P3"><text:span text:style-name="T1">if</text:span><text:span text:style-name="T2"> (aYear &lt; 1992)</text:span></text:p>
            <text:p text:style-name="P3"><text:span text:style-name="T1">throw</text:span><text:span text:style-name="T2"> </text:span><text:span text:style-name="T1">new</text:span><text:span text:style-name="T2"> Exception();</text:span></text:p>
            <text:p text:style-name="P3"><text:span text:style-name="T1">if</text:span><text:span text:style-name="T2"> (aYear &gt; 2000)</text:span></text:p>
            <text:p text:style-name="P3"><text:span text:style-name="T1">throw</text:span><text:span text:style-name="T2"> </text:span><text:span text:style-name="T1">new</text:span><text:span text:style-name="T2"> Exception();</text:span></text:p>
            <text:p text:style-name="P3"><text:span text:style-name="T1">return</text:span><text:span text:style-name="T2"> 2001 - aYear;</text:span></text:p>
            <text:p text:style-name="P5">}</text:p>
            <text:p text:style-name="P3"/>
            <text:p text:style-name="P3"><text:span text:style-name="T4">/**</text:span></text:p>
            <text:p text:style-name="P4"><text:s/>* Print the entire list to console.</text:p>
            <text:p text:style-name="P4"><text:s/>* </text:p>
            <text:p text:style-name="P3"><text:span text:style-name="T4"><text:s/></text:span><text:span text:style-name="T4">* </text:span><text:span text:style-name="T5">@param</text:span><text:span text:style-name="T4"> aStudents</text:span></text:p>
            <text:p text:style-name="P4"><text:s/>* <text:s text:c="11"/>The list of students.</text:p>
            <text:p text:style-name="P4"><text:s/>*/</text:p>
            <text:p text:style-name="P3"><text:span text:style-name="T1">public</text:span><text:span text:style-name="T2"> </text:span><text:span text:style-name="T1">static</text:span><text:span text:style-name="T2"> </text:span><text:span text:style-name="T1">void</text:span><text:span text:style-name="T2"> printSchool(List&lt;Student&gt; aStudents) {</text:span></text:p>
            <text:p text:style-name="P5"><text:span text:style-name="T10">...</text:span></text:p>
            <text:p text:style-name="P5">}</text:p>
            <text:p text:style-name="P3"/>
            <text:p text:style-name="P5">}</text:p>
          </draw:text-box>
        </draw:frame>
        <draw:custom-shape draw:style-name="gr8" draw:text-style-name="P10" draw:layer="layout" svg:width="16.3cm" svg:height="14.4cm" svg:x="1.3cm" svg:y="1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16.3cm" svg:height="11.5cm" svg:x="1.3cm" svg:y="15.9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918cm" svg:height="0.962cm" svg:x="13.482cm" svg:y="8.6cm">
          <draw:text-box>
            <text:p>Accessories</text:p>
          </draw:text-box>
        </draw:frame>
        <draw:frame draw:style-name="gr6" draw:text-style-name="P9" draw:layer="layout" svg:width="4.871cm" svg:height="0.962cm" svg:x="12.429cm" svg:y="22cm">
          <draw:text-box>
            <text:p>Function/Meto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9T14:58:26.792000000</meta:creation-date>
    <dc:date>2016-08-19T16:20:59.420000000</dc:date>
    <meta:editing-duration>PT7M</meta:editing-duration>
    <meta:editing-cycles>2</meta:editing-cycles>
    <meta:generator>LibreOffice/5.0.6.3$Windows_x86 LibreOffice_project/490fc03b25318460cfc54456516ea2519c11d1aa</meta:generator>
    <meta:print-date>2016-08-19T15:39:50.902000000</meta:print-date>
    <meta:document-statistic meta:object-count="14"/>
  </office:meta>
</office:document-meta>
</file>